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27.709cm" fo:margin-left="0cm" table:align="left"/>
    </style:style>
    <style:style style:name="Taula1.A" style:family="table-column">
      <style:table-column-properties style:column-width="3.2cm"/>
    </style:style>
    <style:style style:name="Taula1.B" style:family="table-column">
      <style:table-column-properties style:column-width="9.091cm"/>
    </style:style>
    <style:style style:name="Taula1.C" style:family="table-column">
      <style:table-column-properties style:column-width="7.915cm"/>
    </style:style>
    <style:style style:name="Taula1.D" style:family="table-column">
      <style:table-column-properties style:column-width="7.504cm"/>
    </style:style>
    <style:style style:name="Tau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ula1.C1" style:family="table-cell">
      <style:table-cell-properties style:vertical-align="middle" fo:padding="0.097cm" fo:border="0.5pt solid #000000" style:writing-mode="page"/>
    </style:style>
    <style:style style:name="Taula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46626" officeooo:paragraph-rsid="00146626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8pt" fo:font-weight="bold" officeooo:rsid="00132fca" officeooo:paragraph-rsid="00132fca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8pt" fo:font-weight="bold" officeooo:rsid="00146626" officeooo:paragraph-rsid="0014662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48db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876f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c2e4e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46626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48db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74eea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48db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876fe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b660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8pt" officeooo:rsid="001630ec" officeooo:paragraph-rsid="001a4e3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8pt" officeooo:rsid="001630ec" officeooo:paragraph-rsid="001b660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officeooo:rsid="0016e703" officeooo:paragraph-rsid="0016e703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officeooo:rsid="001b6600" officeooo:paragraph-rsid="001b6600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48db0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a4e30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30ec" officeooo:paragraph-rsid="001630ec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e703" officeooo:paragraph-rsid="0016e703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fo:font-weight="bold" officeooo:rsid="001c2e4e" officeooo:paragraph-rsid="001876fe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b0" style:font-weight-asian="bold" style:font-weight-complex="bold"/>
    </style:style>
    <style:style style:name="T3" style:family="text">
      <style:text-properties fo:font-weight="bold" officeooo:rsid="001630ec" style:font-weight-asian="bold" style:font-weight-complex="bold"/>
    </style:style>
    <style:style style:name="T4" style:family="text">
      <style:text-properties fo:font-weight="bold" officeooo:rsid="00174eea" style:font-weight-asian="bold" style:font-weight-complex="bold"/>
    </style:style>
    <style:style style:name="T5" style:family="text">
      <style:text-properties fo:font-weight="bold" officeooo:rsid="001876fe" style:font-weight-asian="bold" style:font-weight-complex="bold"/>
    </style:style>
    <style:style style:name="T6" style:family="text">
      <style:text-properties fo:font-weight="bold" officeooo:rsid="001a4e30" style:font-weight-asian="bold" style:font-weight-complex="bold"/>
    </style:style>
    <style:style style:name="T7" style:family="text">
      <style:text-properties fo:font-weight="bold" officeooo:rsid="001c2e4e" style:font-weight-asian="bold" style:font-weight-complex="bold"/>
    </style:style>
    <style:style style:name="T8" style:family="text">
      <style:text-properties fo:font-weight="bold" officeooo:rsid="001ece7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8db0" style:font-weight-asian="normal" style:font-weight-complex="normal"/>
    </style:style>
    <style:style style:name="T11" style:family="text">
      <style:text-properties fo:font-weight="normal" officeooo:rsid="001630ec" style:font-weight-asian="normal" style:font-weight-complex="normal"/>
    </style:style>
    <style:style style:name="T12" style:family="text">
      <style:text-properties fo:font-weight="normal" officeooo:rsid="00174eea" style:font-weight-asian="normal" style:font-weight-complex="normal"/>
    </style:style>
    <style:style style:name="T13" style:family="text">
      <style:text-properties fo:font-weight="normal" officeooo:rsid="001876fe" style:font-weight-asian="normal" style:font-weight-complex="normal"/>
    </style:style>
    <style:style style:name="T14" style:family="text">
      <style:text-properties fo:font-weight="normal" officeooo:rsid="001a4e30" style:font-weight-asian="normal" style:font-weight-complex="normal"/>
    </style:style>
    <style:style style:name="T15" style:family="text">
      <style:text-properties fo:font-weight="normal" officeooo:rsid="001c2e4e" style:font-weight-asian="normal" style:font-weight-complex="normal"/>
    </style:style>
    <style:style style:name="T16" style:family="text">
      <style:text-properties officeooo:rsid="00148db0"/>
    </style:style>
    <style:style style:name="T17" style:family="text">
      <style:text-properties officeooo:rsid="001630ec"/>
    </style:style>
    <style:style style:name="T18" style:family="text">
      <style:text-properties officeooo:rsid="0016e703"/>
    </style:style>
    <style:style style:name="T19" style:family="text">
      <style:text-properties officeooo:rsid="001876fe"/>
    </style:style>
    <style:style style:name="T20" style:family="text">
      <style:text-properties officeooo:rsid="001c2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bleLine94595583568160">
          <table:table-cell table:style-name="Taula1.A1" table:number-rows-spanned="2" office:value-type="string">
            <text:p text:style-name="P2">métodos</text:p>
          </table:table-cell>
          <table:table-cell table:style-name="Taula1.A1" table:number-rows-spanned="2" office:value-type="string">
            <text:p text:style-name="P3">Con huecos</text:p>
          </table:table-cell>
          <table:table-cell table:style-name="Taula1.C1" table:number-columns-spanned="2" office:value-type="string">
            <text:p text:style-name="P3">Sin huecos</text:p>
          </table:table-cell>
          <table:covered-table-cell/>
        </table:table-row>
        <table:table-row table:style-name="TableLine94595582525632">
          <table:covered-table-cell/>
          <table:covered-table-cell/>
          <table:table-cell table:style-name="Taula1.C2" office:value-type="string">
            <text:p text:style-name="P3">No ordenado</text:p>
          </table:table-cell>
          <table:table-cell table:style-name="Taula1.D2" office:value-type="string">
            <text:p text:style-name="P3">Ordenado</text:p>
          </table:table-cell>
        </table:table-row>
        <table:table-row table:style-name="TableLine94595584178400">
          <table:table-cell table:style-name="Taula1.C2" office:value-type="string">
            <text:p text:style-name="P2">C <text:s text:c="7"/>añadir (create)</text:p>
          </table:table-cell>
          <table:table-cell table:style-name="Taula1.C2" office:value-type="string">
            <text:p text:style-name="P7"><text:bookmark-start text:name="__DdeLink__22_1511437884"/>Si (<text:span text:style-name="T1">ocupacion</text:span>&lt;<text:span text:style-name="T1">MAX_DISPONIBLE</text:span>)<text:bookmark-end text:name="__DdeLink__22_1511437884"/></text:p>
            <text:p text:style-name="P7"><text:s text:c="3"/>recorro toda la <text:span text:style-name="T1">lista</text:span></text:p>
            <text:p text:style-name="P7"><text:span text:style-name="T1"><text:s text:c="6"/></text:span><text:span text:style-name="T9"><text:s/>si encuentro un hueco (null) → </text:span><text:span text:style-name="T1">inserto</text:span><text:span text:style-name="T9"> el elemento </text:span><text:span text:style-name="T10">y </text:span><text:span text:style-name="T2">ocupacion++</text:span></text:p>
            <text:p text:style-name="P19"/>
            <text:p text:style-name="P19"><text:span text:style-name="T16">e</text:span>ficiente3 | facilImplentar2 </text:p>
          </table:table-cell>
          <table:table-cell table:style-name="Taula1.C2" office:value-type="string">
            <text:p text:style-name="P8">Si (<text:span text:style-name="T1">ocupacion</text:span>&lt;<text:span text:style-name="T1">MAX_DISPONIBLE</text:span>)</text:p>
            <text:p text:style-name="P8"><text:s text:c="4"/><text:span text:style-name="T2">inserto</text:span><text:span text:style-name="T16"> el elemento en </text:span><text:span text:style-name="T2">lista[ocupacion+</text:span><text:span text:style-name="T8">+</text:span><text:span text:style-name="T2">]</text:span><text:span text:style-name="T10"> </text:span></text:p>
            <text:p text:style-name="P4"/>
            <text:p text:style-name="P19">eficiente1 | facilImplentar1</text:p>
          </table:table-cell>
          <table:table-cell table:style-name="Taula1.D2" office:value-type="string">
            <text:p text:style-name="P8">Si (<text:span text:style-name="T1">ocupacion</text:span>&lt;<text:span text:style-name="T1">MAX_DISPONIBLE</text:span>)</text:p>
            <text:p text:style-name="P8"><text:s text:c="4"/><text:span text:style-name="T2">inserto</text:span><text:span text:style-name="T3">Ordenado</text:span><text:span text:style-name="T16"> el elemento en </text:span><text:span text:style-name="T3">lista</text:span><text:span text:style-name="T16"> </text:span><text:span text:style-name="T10"><text:s/>y </text:span><text:span text:style-name="T2">ocupacion++</text:span></text:p>
            <text:p text:style-name="P4"/>
            <text:p text:style-name="P19"><text:span text:style-name="T16">e</text:span>ficiente2 | facilImplentar3</text:p>
          </table:table-cell>
        </table:table-row>
        <table:table-row table:style-name="TableLine94595584943248">
          <table:table-cell table:style-name="Taula1.C2" office:value-type="string">
            <text:p text:style-name="P2">R <text:s text:c="9"/>buscar (read)</text:p>
          </table:table-cell>
          <table:table-cell table:style-name="Taula1.C2" office:value-type="string">
            <text:p text:style-name="P16">Si (ocupacion&gt;0)</text:p>
            <text:p text:style-name="P10"><text:s text:c="4"/>Recorro toda la <text:span text:style-name="T1">lista</text:span></text:p>
            <text:p text:style-name="P10"><text:span text:style-name="T1"><text:s text:c="7"/></text:span><text:span text:style-name="T9">si encuentro el elemento (equals) → lo </text:span><text:span text:style-name="T1">devuelvo</text:span></text:p>
            <text:p text:style-name="P17"><text:s text:c="4"/>devuelvo una excepción de NoEncontrado</text:p>
            <text:p text:style-name="P17"/>
            <text:p text:style-name="P20">eficiente3 | facilImplementar1</text:p>
          </table:table-cell>
          <table:table-cell table:style-name="Taula1.C2" office:value-type="string">
            <text:p text:style-name="P16">Si (ocupacion&gt;0)</text:p>
            <text:p text:style-name="P10"><text:s text:c="3"/>Recorro la <text:span text:style-name="T1">lista</text:span> hasta <text:span text:style-name="T1">ocupacion -</text:span><text:span text:style-name="T7">1</text:span></text:p>
            <text:p text:style-name="P10"><text:span text:style-name="T1"><text:s text:c="7"/></text:span><text:span text:style-name="T9">si encuentro el elemento (equals) → lo </text:span><text:span text:style-name="T1">devuelvo</text:span></text:p>
            <text:p text:style-name="P17"><text:s text:c="4"/>devuelvo una excepcion de NoEncontrado</text:p>
            <text:p text:style-name="P17"/>
            <text:p text:style-name="P20">eficente2 | facilImplementar1</text:p>
          </table:table-cell>
          <table:table-cell table:style-name="Taula1.D2" office:value-type="string">
            <text:p text:style-name="P16">Si (ocupacion&gt;0)</text:p>
            <text:p text:style-name="P14"><text:span text:style-name="T16"><text:s text:c="4"/></text:span>Usar un metodo de <text:span text:style-name="T1">buscarOrdenado</text:span><text:span text:style-name="T9"> y </text:span><text:span text:style-name="T1">devolver</text:span><text:span text:style-name="T9"> el <text:s text:c="4"/>elemento o la Excepcion si no existe</text:span></text:p>
            <text:p text:style-name="P19"/>
            <text:p text:style-name="P15"><text:span text:style-name="T9">eficiente1 | </text:span><text:span text:style-name="T11">facilImplentar3</text:span></text:p>
          </table:table-cell>
        </table:table-row>
        <table:table-row table:style-name="TableLine94595584944224">
          <table:table-cell table:style-name="Taula1.C2" office:value-type="string">
            <text:p text:style-name="P2">U <text:s/>modificar (update)</text:p>
          </table:table-cell>
          <table:table-cell table:style-name="Taula1.C2" office:value-type="string">
            <text:p text:style-name="P16">Si (ocupacion&gt;0)</text:p>
            <text:p text:style-name="P12"><text:s text:c="3"/>Recorro toda la <text:span text:style-name="T1">lista</text:span></text:p>
            <text:p text:style-name="P10"><text:span text:style-name="T1"><text:s text:c="6"/></text:span><text:span text:style-name="T9">si encuentro el elemento (equals) → lo </text:span><text:span text:style-name="T1">modifico</text:span></text:p>
            <text:p text:style-name="P17"><text:s text:c="3"/>devuelvo una excepción de NoEncontrado</text:p>
            <text:p text:style-name="P17"/>
            <text:p text:style-name="P15"><text:span text:style-name="T9">eficiente3 | </text:span><text:span text:style-name="T11">facilImplentar</text:span><text:span text:style-name="T9">1</text:span></text:p>
          </table:table-cell>
          <table:table-cell table:style-name="Taula1.C2" office:value-type="string">
            <text:p text:style-name="P16">Si (ocupacion&gt;0)</text:p>
            <text:p text:style-name="P12"><text:s text:c="4"/>Recorro la <text:span text:style-name="T1">lista</text:span> hasta <text:span text:style-name="T1">ocupacion -</text:span><text:span text:style-name="T7">1</text:span></text:p>
            <text:p text:style-name="P10"><text:span text:style-name="T1"><text:s text:c="8"/></text:span><text:span text:style-name="T9">si encuentro el elemento (equals) → lo </text:span><text:span text:style-name="T1">modifico</text:span></text:p>
            <text:p text:style-name="P17"><text:s text:c="4"/>devuelvo una excepcion de NoEncontrado</text:p>
            <text:p text:style-name="P17"/>
            <text:p text:style-name="P20">eficente2 | <text:span text:style-name="T17">facilImplentar</text:span>1</text:p>
          </table:table-cell>
          <table:table-cell table:style-name="Taula1.D2" office:value-type="string">
            <text:p text:style-name="P16">Si (ocupacion&gt;0)</text:p>
            <text:p text:style-name="P14"><text:span text:style-name="T16"><text:s text:c="4"/></text:span>Usar un metodo de <text:span text:style-name="T1">buscarOrdenado</text:span><text:span text:style-name="T9"> y </text:span><text:span text:style-name="T1">modificarlo</text:span><text:span text:style-name="T9"> el elemento o la Excepcion si no existe</text:span></text:p>
            <text:p text:style-name="P19"/>
            <text:p text:style-name="P15"><text:span text:style-name="T9">eficiente1 | </text:span><text:span text:style-name="T11">facilImplentar3</text:span></text:p>
          </table:table-cell>
        </table:table-row>
        <table:table-row table:style-name="TableLine94595584945424">
          <table:table-cell table:style-name="Taula1.C2" office:value-type="string">
            <text:p text:style-name="P2">D <text:s text:c="9"/>borrar (delete)</text:p>
          </table:table-cell>
          <table:table-cell table:style-name="Taula1.C2" office:value-type="string">
            <text:p text:style-name="P16">Si (ocupacion&gt;0)</text:p>
            <text:p text:style-name="P10"><text:s text:c="4"/>Recorro toda la <text:span text:style-name="T1">lista</text:span></text:p>
            <text:p text:style-name="P10"><text:span text:style-name="T1"><text:s text:c="7"/></text:span><text:span text:style-name="T9">si encuentro el elemento (equals) → lo </text:span><text:span text:style-name="T1">borro </text:span><text:span text:style-name="T9">y </text:span><text:span text:style-name="T1">ocupacion--</text:span></text:p>
            <text:p text:style-name="P17"><text:s text:c="4"/>devuelvo una excepción de NoEncontrado</text:p>
            <text:p text:style-name="P17"/>
            <text:p text:style-name="P15"><text:span text:style-name="T9">eficiente3 | </text:span><text:span text:style-name="T11">facilImplentar</text:span><text:span text:style-name="T9">1</text:span></text:p>
          </table:table-cell>
          <table:table-cell table:style-name="Taula1.C2" office:value-type="string">
            <text:p text:style-name="P16">Si (ocupacion&gt;0)</text:p>
            <text:p text:style-name="P12"><text:s text:c="4"/>Recorro la <text:span text:style-name="T1">lista</text:span> hasta <text:span text:style-name="T1">ocupacion -</text:span><text:span text:style-name="T7">1</text:span></text:p>
            <text:p text:style-name="P11"><text:span text:style-name="T1"><text:s text:c="8"/></text:span><text:span text:style-name="T9">si encuentro el elemento (equals) </text:span></text:p>
            <text:p text:style-name="P11"><text:span text:style-name="T9"><text:s text:c="13"/>lo </text:span><text:span text:style-name="T1">borro</text:span></text:p>
            <text:p text:style-name="P5"><text:s text:c="13"/>ocupacion--</text:p>
            <text:p text:style-name="P6"><text:s text:c="13"/>//<text:span text:style-name="T19">desplazo </text:span><text:span text:style-name="T13">el resto de la lista hacia la izquierda</text:span></text:p>
            <text:p text:style-name="P6"><text:span text:style-name="T20"><text:s text:c="7"/>recorro (i) </text:span><text:span text:style-name="T15">des la </text:span><text:span text:style-name="T20">posicion actual </text:span><text:span text:style-name="T15">hasta </text:span><text:span text:style-name="T20">ocupacion -1</text:span></text:p>
            <text:p text:style-name="P21"><text:s text:c="12"/>lista[i] = lista[i+1]</text:p>
            <text:p text:style-name="P17"><text:bookmark-start text:name="__DdeLink__405_174508216"/>devuelvo una excepcion de NoEncontrado<text:bookmark-end text:name="__DdeLink__405_174508216"/></text:p>
            <text:p text:style-name="P17"/>
            <text:p text:style-name="P20">eficente2 | <text:span text:style-name="T17">facilImplentar</text:span><text:span text:style-name="T19">2</text:span></text:p>
          </table:table-cell>
          <table:table-cell table:style-name="Taula1.D2" office:value-type="string">
            <text:p text:style-name="P16">Si (ocupacion&gt;0)</text:p>
            <text:p text:style-name="P13"><text:s text:c="4"/>Usar un metodo de <text:span text:style-name="T1">buscarOrdenado</text:span></text:p>
            <text:p text:style-name="P13"><text:span text:style-name="T1"><text:s text:c="7"/></text:span><text:span text:style-name="T6">si encuentro el elemento</text:span></text:p>
            <text:p text:style-name="P13"><text:span text:style-name="T6"><text:s text:c="4"/></text:span><text:span text:style-name="T14"><text:s text:c="7"/>lo </text:span><text:span text:style-name="T1">borro</text:span><text:span text:style-name="T9"> </text:span></text:p>
            <text:p text:style-name="P13"><text:span text:style-name="T9"><text:s text:c="11"/></text:span><text:span text:style-name="T1">ocupacion--</text:span></text:p>
            <text:p text:style-name="P13"><text:span text:style-name="T1"><text:s text:c="11"/></text:span><text:span text:style-name="T5">desplazo </text:span><text:span text:style-name="T13">el resto de la lista hacia la izquierda</text:span></text:p>
            <text:p text:style-name="P18"><text:s text:c="4"/>devuelvo una excepcion de NoEncontrado</text:p>
            <text:p text:style-name="P19"/>
            <text:p text:style-name="P15"><text:span text:style-name="T9">eficiente1 | </text:span><text:span text:style-name="T11">facilImplentar3</text:span></text:p>
          </table:table-cell>
        </table:table-row>
        <table:table-row table:style-name="TableLine94595584946464">
          <table:table-cell table:style-name="Taula1.C2" office:value-type="string">
            <text:p text:style-name="P2">MoverMensaj<text:span text:style-name="T18">e </text:span>(Carpeta origen, Carpeta destino, int codigo)</text:p>
          </table:table-cell>
          <table:table-cell table:style-name="Taula1.D2" table:number-columns-spanned="3" office:value-type="string">
            <text:p text:style-name="P9"><text:span text:style-name="T9">Si (</text:span><text:span text:style-name="T1">ocupacion</text:span><text:span text:style-name="T4">(destino)</text:span><text:span text:style-name="T9">&lt;</text:span><text:span text:style-name="T1">MAX_DISPONIBLE</text:span><text:span text:style-name="T9">)</text:span></text:p>
            <text:p text:style-name="P9"><text:span text:style-name="T9"><text:s text:c="4"/></text:span><text:span text:style-name="T4">mensaje</text:span><text:span text:style-name="T12"> = </text:span><text:span text:style-name="T4">buscar</text:span><text:span text:style-name="T12">(Origen, codigo)</text:span></text:p>
            <text:p text:style-name="P9"><text:span text:style-name="T12"><text:s text:c="4"/></text:span><text:span text:style-name="T4">Añadir</text:span><text:span text:style-name="T12">(Destino, mensaje)</text:span></text:p>
            <text:p text:style-name="P9"><text:span text:style-name="T12"><text:s text:c="4"/></text:span><text:span text:style-name="T4">Borrar</text:span><text:span text:style-name="T12">(Origen, mesaje)</text:span></text:p>
          </table:table-cell>
          <table:covered-table-cell/>
          <table:covered-table-cell/>
        </table:table-row>
      </table:table>
      <text:p text:style-name="Standard"/>
      <text:p text:style-name="P1">Tenemos un array: <text:span text:style-name="T1">lista</text:span></text:p>
      <text:p text:style-name="P1">y una variable con la ocupación: <text:span text:style-name="T1">ocupacion </text:span>(empieza en cero y se va incrementando)</text:p>
      <text:p text:style-name="P1">y otra variable <text:span text:style-name="T1">MAX_DISPONIBLE</text:span>: con el total máximo admit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2T08:06:46.859170347</meta:creation-date>
    <dc:date>2022-03-23T11:36:07.945545406</dc:date>
    <meta:editing-duration>PT1H26M44S</meta:editing-duration>
    <meta:editing-cycles>8</meta:editing-cycles>
    <meta:generator>LibreOffice/7.1.5.2$Linux_X86_64 LibreOffice_project/10$Build-2</meta:generator>
    <meta:document-statistic meta:table-count="1" meta:image-count="0" meta:object-count="0" meta:page-count="1" meta:paragraph-count="76" meta:word-count="338" meta:character-count="2610" meta:non-whitespace-character-count="2085"/>
  </office:meta>
</office:document-meta>
</file>